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004cm"/>
    </style:style>
    <style:style style:name="Таблица1.B" style:family="table-column">
      <style:table-column-properties style:column-width="15.997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Preformatted_20_Text">
      <style:paragraph-properties fo:margin-top="0cm" fo:margin-bottom="0.499cm" loext:contextual-spacing="false" style:writing-mode="lr-tb"/>
    </style:style>
    <style:style style:name="P11" style:family="paragraph" style:parent-style-name="Preformatted_20_Text">
      <style:paragraph-properties style:writing-mode="lr-tb"/>
    </style:style>
    <style:style style:name="T1" style:family="text">
      <style:text-properties officeooo:rsid="000d3af6"/>
    </style:style>
    <style:style style:name="T2" style:family="text">
      <style:text-properties fo:font-weight="bold"/>
    </style:style>
    <style:style style:name="T3" style:family="text">
      <style:text-properties officeooo:rsid="000f292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ранспортный протокол СВД</text:p>
      <text:p text:style-name="Text_20_body">Для отправки и приема документов, реализован простой интерфейс взаимодействия, состоящий из следующих методов: </text:p>
      <text:list xml:id="list4798648043471562919" text:style-name="L1">
        <text:list-item>
          <text:p text:style-name="P5">Отправка файла </text:p>
        </text:list-item>
        <text:list-item>
          <text:p text:style-name="P5">Получение файла<text:span text:style-name="T1">(ов)</text:span> </text:p>
        </text:list-item>
        <text:list-item>
          <text:p text:style-name="P1">Удаление файла </text:p>
        </text:list-item>
      </text:list>
      <text:p text:style-name="Text_20_body">Взаимодействие с СВД происходит в одностороннем порядке "<text:span text:style-name="T1">Клиент</text:span>" -&gt; "СВД" </text:p>
      <text:h text:style-name="Heading_20_2" text:outline-level="2"><text:bookmark text:name=".D0.9E.D1.82.D0.BF.D1.80.D0.B0.D0.B2.D0.BA.D0.B0_.D0.B4.D0.BE.D0.BA.D1.83.D0.BC.D0.B5.D0.BD.D1.82.D0.B0"/>Отправка документа</text:h>
      <text:p text:style-name="Text_20_body">Для того чтобы отправить документ на СВД, необходимо <text:span text:style-name="T3">выполнить</text:span> POST запрос по HTTPS протоколу на URL /sendFile.do <text:line-break/>Параметры запроса: </text:p>
      <text:list xml:id="list8436803578676963810" text:style-name="L2">
        <text:list-item>
          <text:p text:style-name="P6"><text:span text:style-name="T2">login</text:span> - логин клиента </text:p>
        </text:list-item>
        <text:list-item>
          <text:p text:style-name="P6"><text:span text:style-name="T2">password</text:span> - пароль </text:p>
        </text:list-item>
        <text:list-item>
          <text:p text:style-name="P6"><text:span text:style-name="T2">toLogin</text:span> - логин адресата </text:p>
        </text:list-item>
        <text:list-item>
          <text:p text:style-name="P6"><text:span text:style-name="T2">msgType</text:span> - тип сообщения. "ED" - документ ЭД, "data" - файл произвольного формата </text:p>
        </text:list-item>
        <text:list-item>
          <text:p text:style-name="P6"><text:span text:style-name="T2">fileName</text:span> - имя файла </text:p>
        </text:list-item>
        <text:list-item>
          <text:p text:style-name="P6"><text:span text:style-name="T2">xmlFile</text:span> - содержимое документа </text:p>
        </text:list-item>
        <text:list-item>
          <text:p text:style-name="P6"><text:span text:style-name="T2">noDecode</text:span> - тип кодирования содержимого. "" - старый метод кодирования содержимого документа, сейчас не используется. "1" - содержимое документа не кодируется. </text:p>
        </text:list-item>
        <text:list-item>
          <text:p text:style-name="P6"><text:span text:style-name="T2">compression</text:span> - алгоритм сжатия. "zip" - документ упакован в ZIP, "gzip" - документ упакован в GZIP, "" - сжатия не применялось. </text:p>
        </text:list-item>
        <text:list-item>
          <text:p text:style-name="P6"><text:span text:style-name="T2">compName</text:span> - наименование компьютера отправителя </text:p>
        </text:list-item>
        <text:list-item>
          <text:p text:style-name="P6"><text:span text:style-name="T2">servId</text:span> - SQL ID </text:p>
        </text:list-item>
        <text:list-item>
          <text:p text:style-name="P6"><text:span text:style-name="T2">clientProgram</text:span> - название клиентской программы </text:p>
        </text:list-item>
        <text:list-item>
          <text:p text:style-name="P6"><text:span text:style-name="T2">clientVersion</text:span> - версия клиентской программы </text:p>
        </text:list-item>
        <text:list-item>
          <text:p text:style-name="P6"><text:span text:style-name="T2">clientSerial</text:span> - серийный номер клиентской программы </text:p>
        </text:list-item>
      </text:list>
      <text:p text:style-name="Text_20_body"/>
      <text:p text:style-name="Text_20_body">Результат обработки запроса на отправку файла возвращается в XML формате: </text:p>
      <text:p text:style-name="P11">&lt;OperationResult&gt;</text:p>
      <text:p text:style-name="P11"><text:s text:c="4"/>&lt;state&gt;Код ошибки&lt;/state&gt;</text:p>
      <text:p text:style-name="P11"><text:s text:c="4"/>&lt;message&gt;Сообщение об ошибке&lt;/message&gt;</text:p>
      <text:p text:style-name="P10">&lt;/OperationResult&gt;</text:p>
      <text:h text:style-name="Heading_20_2" text:outline-level="2"><text:bookmark text:name=".D0.9F.D0.BE.D0.BB.D1.83.D1.87.D0.B5.D0.BD.D0.B8.D0.B5_.D0.B4.D0.BE.D0.BA.D1.83.D0.BC.D0.B5.D0.BD.D1.82.D0.B0"/>Получение документа</text:h>
      <text:p text:style-name="Text_20_body">Для того чтобы получить файл с СВД, который находится в очереди данного клиента, необходимо отправить POST запрос по HTTPS протоколу на URL /getFile.do или /getFiles.do </text:p>
      <text:h text:style-name="Heading_20_3" text:outline-level="3"><text:bookmark text:name=".2FgetFiles.do"/><text:soft-page-break/>/getFiles.do</text:h>
      <text:p text:style-name="Text_20_body">Параметры запроса: </text:p>
      <text:list xml:id="list5737192090911448606" text:style-name="L4">
        <text:list-item>
          <text:p text:style-name="P8"><text:span text:style-name="T2">login</text:span> - логин клиента </text:p>
        </text:list-item>
        <text:list-item>
          <text:p text:style-name="P8"><text:span text:style-name="T2">password</text:span> - пароль </text:p>
        </text:list-item>
        <text:list-item>
          <text:p text:style-name="P8"><text:span text:style-name="T2">compName</text:span> - наименование компьютера отправителя </text:p>
        </text:list-item>
        <text:list-item>
          <text:p text:style-name="P3"><text:span text:style-name="T2">servId</text:span> - SQL ID </text:p>
        </text:list-item>
      </text:list>
      <text:p text:style-name="Text_20_body">Результат обработки запроса на получение файла возвращается в XML формате: </text:p>
      <text:p text:style-name="P11">&lt;XMLFile&gt;</text:p>
      <text:p text:style-name="P11"><text:s text:c="4"/>&lt;OperationResult&gt;</text:p>
      <text:p text:style-name="P11"><text:s text:c="8"/>&lt;state&gt;Код ошибки&lt;/state&gt;</text:p>
      <text:p text:style-name="P11"><text:s text:c="8"/>&lt;message&gt;Сообщение об ошибке&lt;/message&gt;</text:p>
      <text:p text:style-name="P11"><text:s text:c="4"/>&lt;/OperationResult&gt;</text:p>
      <text:p text:style-name="P11"><text:s text:c="4"/>&lt;Pay&gt;Баланс ДТ&lt;/Pay&gt;</text:p>
      <text:p text:style-name="P11"><text:s text:c="4"/>&lt;payRub&gt;Баланс руб.&lt;/payRub&gt;</text:p>
      <text:p text:style-name="P11"><text:s text:c="4"/>&lt;days&gt;Кол-во дней до окончания последнего пакета&lt;/days&gt;</text:p>
      <text:p text:style-name="P11"><text:s text:c="4"/>&lt;File&gt;</text:p>
      <text:p text:style-name="P11"><text:s text:c="8"/>&lt;id&gt;ID файла&lt;/id&gt;</text:p>
      <text:p text:style-name="P11"><text:s text:c="8"/>&lt;login&gt;От кого (логин)&lt;/login&gt;</text:p>
      <text:p text:style-name="P11"><text:s text:c="8"/>&lt;statId&gt;ID информации в статистике&lt;/statId&gt;</text:p>
      <text:p text:style-name="P11"><text:s text:c="8"/>&lt;content&gt;Base64(GZIP(Содержимое файла))&lt;/content&gt;</text:p>
      <text:p text:style-name="P11"><text:s text:c="4"/>&lt;/File&gt;</text:p>
      <text:p text:style-name="P11"><text:s text:c="4"/>&lt;File&gt;</text:p>
      <text:p text:style-name="P11"><text:s text:c="8"/>...</text:p>
      <text:p text:style-name="P11"><text:s text:c="4"/>&lt;/File&gt;</text:p>
      <text:p text:style-name="P11"/>
      <text:p text:style-name="P11"><text:s text:c="4"/>&lt;File&gt;</text:p>
      <text:p text:style-name="P11"><text:s text:c="8"/>...</text:p>
      <text:p text:style-name="P11"><text:s text:c="4"/>&lt;/File&gt;</text:p>
      <text:p text:style-name="P10">&lt;/XMLFile&gt;</text:p>
      <text:h text:style-name="Heading_20_2" text:outline-level="2"><text:bookmark text:name=".D0.A3.D0.B4.D0.B0.D0.BB.D0.B5.D0.BD.D0.B8.D0.B5_.D0.B4.D0.BE.D0.BA.D1.83.D0.BC.D0.B5.D0.BD.D1.82.D0.B0"/>Удаление документа</text:h>
      <text:p text:style-name="Text_20_body">Для того чтобы удалить один или несколько файлов с СВД, необходимо отправить POST запрос по HTTPS протоколу на URL /deleteFile.do <text:line-break/>Параметры запроса: </text:p>
      <text:list xml:id="list1865141283451686974" text:style-name="L5">
        <text:list-item>
          <text:p text:style-name="P9"><text:span text:style-name="T2">login</text:span> - логин клиента </text:p>
        </text:list-item>
        <text:list-item>
          <text:p text:style-name="P9"><text:span text:style-name="T2">password</text:span> - пароль </text:p>
        </text:list-item>
        <text:list-item>
          <text:p text:style-name="P4"><text:span text:style-name="T2">fileId</text:span> - список ID, через запятую </text:p>
        </text:list-item>
      </text:list>
      <text:p text:style-name="Text_20_body">Результат обработки запроса возвращается в XML формате: </text:p>
      <text:p text:style-name="P11">&lt;OperationResult&gt;</text:p>
      <text:p text:style-name="P11"><text:s text:c="4"/>&lt;state&gt;Код ошибки&lt;/state&gt;</text:p>
      <text:p text:style-name="P11"><text:s text:c="4"/>&lt;message&gt;Сообщение об ошибке&lt;/message&gt;</text:p>
      <text:p text:style-name="P10">&lt;/OperationResult&gt;</text:p>
      <text:p text:style-name="Text_20_body"/>
      <text:h text:style-name="Heading_20_2" text:outline-level="2"><text:bookmark text:name=".D0.9A.D0.BE.D0.B4.D1.8B_.D0.BE.D1.88.D0.B8.D0.B1.D0.BE.D0.BA"/>Коды ошибок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Код </text:p>
          </table:table-cell>
          <table:table-cell table:style-name="Таблица1.A1" office:value-type="string">
            <text:p text:style-name="Table_20_Heading">Описание </text:p>
          </table:table-cell>
        </table:table-row>
        <text:soft-page-break/>
        <table:table-row>
          <table:table-cell table:style-name="Таблица1.A1" office:value-type="string">
            <text:p text:style-name="Table_20_Contents">3 </text:p>
          </table:table-cell>
          <table:table-cell table:style-name="Таблица1.A1" office:value-type="string">
            <text:p text:style-name="Table_20_Contents">Ошибка авторизации </text:p>
          </table:table-cell>
        </table:table-row>
        <table:table-row>
          <table:table-cell table:style-name="Таблица1.A1" office:value-type="string">
            <text:p text:style-name="Table_20_Contents">4 </text:p>
          </table:table-cell>
          <table:table-cell table:style-name="Таблица1.A1" office:value-type="string">
            <text:p text:style-name="Table_20_Contents">Файл успешно отправлен на СВД </text:p>
          </table:table-cell>
        </table:table-row>
        <table:table-row>
          <table:table-cell table:style-name="Таблица1.A1" office:value-type="string">
            <text:p text:style-name="Table_20_Contents">5 </text:p>
          </table:table-cell>
          <table:table-cell table:style-name="Таблица1.A1" office:value-type="string">
            <text:p text:style-name="Table_20_Contents">Непредвиденная ошибка при отправке </text:p>
          </table:table-cell>
        </table:table-row>
        <table:table-row>
          <table:table-cell table:style-name="Таблица1.A1" office:value-type="string">
            <text:p text:style-name="Table_20_Contents">6 </text:p>
          </table:table-cell>
          <table:table-cell table:style-name="Таблица1.A1" office:value-type="string">
            <text:p text:style-name="Table_20_Contents">Файл успешно принят с СВД или проведен успешный опрос логина для которого файлов нет </text:p>
          </table:table-cell>
        </table:table-row>
        <table:table-row>
          <table:table-cell table:style-name="Таблица1.A1" office:value-type="string">
            <text:p text:style-name="Table_20_Contents">7 </text:p>
          </table:table-cell>
          <table:table-cell table:style-name="Таблица1.A1" office:value-type="string">
            <text:p text:style-name="Table_20_Contents">Непредвиденная ошибка при приеме </text:p>
          </table:table-cell>
        </table:table-row>
        <table:table-row>
          <table:table-cell table:style-name="Таблица1.A1" office:value-type="string">
            <text:p text:style-name="Table_20_Contents">8 </text:p>
          </table:table-cell>
          <table:table-cell table:style-name="Таблица1.A1" office:value-type="string">
            <text:p text:style-name="Table_20_Contents">Файл успешно удален с СВД </text:p>
          </table:table-cell>
        </table:table-row>
        <table:table-row>
          <table:table-cell table:style-name="Таблица1.A1" office:value-type="string">
            <text:p text:style-name="Table_20_Contents">9 </text:p>
          </table:table-cell>
          <table:table-cell table:style-name="Таблица1.A1" office:value-type="string">
            <text:p text:style-name="Table_20_Contents">Непредвиденная ошибка при удалении </text:p>
          </table:table-cell>
        </table:table-row>
        <table:table-row>
          <table:table-cell table:style-name="Таблица1.A1" office:value-type="string">
            <text:p text:style-name="Table_20_Contents">10 </text:p>
          </table:table-cell>
          <table:table-cell table:style-name="Таблица1.A1" office:value-type="string">
            <text:p text:style-name="Table_20_Contents">Неверно задан логин-получатель сообщения </text:p>
          </table:table-cell>
        </table:table-row>
        <table:table-row>
          <table:table-cell table:style-name="Таблица1.A1" office:value-type="string">
            <text:p text:style-name="Table_20_Contents">13 </text:p>
          </table:table-cell>
          <table:table-cell table:style-name="Таблица1.A1" office:value-type="string">
            <text:p text:style-name="Table_20_Contents">Логин заблокирован </text:p>
          </table:table-cell>
        </table:table-row>
        <table:table-row>
          <table:table-cell table:style-name="Таблица1.A1" office:value-type="string">
            <text:p text:style-name="Table_20_Contents">14 </text:p>
          </table:table-cell>
          <table:table-cell table:style-name="Таблица1.A1" office:value-type="string">
            <text:p text:style-name="Table_20_Contents">Нет свободных соединений с БД СВД </text:p>
          </table:table-cell>
        </table:table-row>
        <table:table-row>
          <table:table-cell table:style-name="Таблица1.A1" office:value-type="string">
            <text:p text:style-name="Table_20_Contents">15 </text:p>
          </table:table-cell>
          <table:table-cell table:style-name="Таблица1.A1" office:value-type="string">
            <text:p text:style-name="Table_20_Contents">Файл не подписан ЭП </text:p>
          </table:table-cell>
        </table:table-row>
        <table:table-row>
          <table:table-cell table:style-name="Таблица1.A1" office:value-type="string">
            <text:p text:style-name="Table_20_Contents">16 </text:p>
          </table:table-cell>
          <table:table-cell table:style-name="Таблица1.A1" office:value-type="string">
            <text:p text:style-name="Table_20_Contents">Неверный ID SQL сервера </text:p>
          </table:table-cell>
        </table:table-row>
        <table:table-row>
          <table:table-cell table:style-name="Таблица1.A1" office:value-type="string">
            <text:p text:style-name="Table_20_Contents">17 </text:p>
          </table:table-cell>
          <table:table-cell table:style-name="Таблица1.A1" office:value-type="string">
            <text:p text:style-name="Table_20_Contents">Неверные реквизиты компании </text:p>
          </table:table-cell>
        </table:table-row>
        <table:table-row>
          <table:table-cell table:style-name="Таблица1.A1" office:value-type="string">
            <text:p text:style-name="Table_20_Contents">18 </text:p>
          </table:table-cell>
          <table:table-cell table:style-name="Таблица1.A1" office:value-type="string">
            <text:p text:style-name="Table_20_Contents">Превышен размер сообщения </text:p>
          </table:table-cell>
        </table:table-row>
        <table:table-row>
          <table:table-cell table:style-name="Таблица1.A1" office:value-type="string">
            <text:p text:style-name="Table_20_Contents">19 </text:p>
          </table:table-cell>
          <table:table-cell table:style-name="Таблица1.A1" office:value-type="string">
            <text:p text:style-name="Table_20_Contents">Превышено количество отправок для одного сообщения </text:p>
          </table:table-cell>
        </table:table-row>
        <table:table-row>
          <table:table-cell table:style-name="Таблица1.A1" office:value-type="string">
            <text:p text:style-name="Table_20_Contents">20 </text:p>
          </table:table-cell>
          <table:table-cell table:style-name="Таблица1.A1" office:value-type="string">
            <text:p text:style-name="Table_20_Contents">Некорректная ЭП </text:p>
          </table:table-cell>
        </table:table-row>
        <table:table-row>
          <table:table-cell table:style-name="Таблица1.A1" office:value-type="string">
            <text:p text:style-name="Table_20_Contents">21 </text:p>
          </table:table-cell>
          <table:table-cell table:style-name="Таблица1.A1" office:value-type="string">
            <text:p text:style-name="Table_20_Contents">Недопустимый IP для логина </text:p>
          </table:table-cell>
        </table:table-row>
        <table:table-row>
          <table:table-cell table:style-name="Таблица1.A1" office:value-type="string">
            <text:p text:style-name="Table_20_Contents">22 </text:p>
          </table:table-cell>
          <table:table-cell table:style-name="Таблица1.A1" office:value-type="string">
            <text:p text:style-name="Table_20_Contents">Недопустимая версия альбома </text:p>
          </table:table-cell>
        </table:table-row>
        <table:table-row>
          <table:table-cell table:style-name="Таблица1.A1" office:value-type="string">
            <text:p text:style-name="Table_20_Contents">23 </text:p>
          </table:table-cell>
          <table:table-cell table:style-name="Таблица1.A1" office:value-type="string">
            <text:p text:style-name="Table_20_Contents">Недостаточно средств в рублевом эквиваленте. </text:p>
          </table:table-cell>
        </table:table-row>
        <table:table-row>
          <table:table-cell table:style-name="Таблица1.A1" office:value-type="string">
            <text:p text:style-name="Table_20_Contents">24 </text:p>
          </table:table-cell>
          <table:table-cell table:style-name="Таблица1.A1" office:value-type="string">
            <text:p text:style-name="Table_20_Contents">Не указан файл </text:p>
          </table:table-cell>
        </table:table-row>
        <table:table-row>
          <table:table-cell table:style-name="Таблица1.A1" office:value-type="string">
            <text:p text:style-name="Table_20_Contents">25 </text:p>
          </table:table-cell>
          <table:table-cell table:style-name="Таблица1.A1" office:value-type="string">
            <text:p text:style-name="Table_20_Contents">Ошибка парсинга XML </text:p>
          </table:table-cell>
        </table:table-row>
        <table:table-row>
          <table:table-cell table:style-name="Таблица1.A1" office:value-type="string">
            <text:p text:style-name="Table_20_Contents">26 </text:p>
          </table:table-cell>
          <table:table-cell table:style-name="Таблица1.A1" office:value-type="string">
            <text:p text:style-name="Table_20_Contents">Файл не является документом ПИ </text:p>
          </table:table-cell>
        </table:table-row>
        <table:table-row>
          <table:table-cell table:style-name="Таблица1.A1" office:value-type="string">
            <text:p text:style-name="Table_20_Contents">28 </text:p>
          </table:table-cell>
          <table:table-cell table:style-name="Таблица1.A1" office:value-type="string">
            <text:p text:style-name="Table_20_Contents">Недопустимые типы сообщений под реквизитами оператора </text:p>
          </table:table-cell>
        </table:table-row>
        <table:table-row>
          <table:table-cell table:style-name="Таблица1.A1" office:value-type="string">
            <text:p text:style-name="Table_20_Contents">29 </text:p>
          </table:table-cell>
          <table:table-cell table:style-name="Таблица1.A1" office:value-type="string">
            <text:p text:style-name="Table_20_Contents">Запрещена отправка ПИ РБ в старом формате </text:p>
          </table:table-cell>
        </table:table-row>
        <table:table-row>
          <table:table-cell table:style-name="Таблица1.A1" office:value-type="string">
            <text:p text:style-name="Table_20_Contents">30 </text:p>
          </table:table-cell>
          <table:table-cell table:style-name="Таблица1.A1" office:value-type="string">
            <text:p text:style-name="Table_20_Contents">Ошибка при проверке подписи УЦ </text:p>
          </table:table-cell>
        </table:table-row>
        <table:table-row>
          <table:table-cell table:style-name="Таблица1.A1" office:value-type="string">
            <text:p text:style-name="Table_20_Contents">31 </text:p>
          </table:table-cell>
          <table:table-cell table:style-name="Таблица1.A1" office:value-type="string">
            <text:p text:style-name="Table_20_Contents">Истек срок действия ЭП </text:p>
          </table:table-cell>
        </table:table-row>
        <table:table-row>
          <table:table-cell table:style-name="Таблица1.A1" office:value-type="string">
            <text:p text:style-name="Table_20_Contents">32 </text:p>
          </table:table-cell>
          <table:table-cell table:style-name="Таблица1.A1" office:value-type="string">
            <text:p text:style-name="Table_20_Contents">ЭП в черном списке </text:p>
          </table:table-cell>
        </table:table-row>
        <table:table-row>
          <table:table-cell table:style-name="Таблица1.A1" office:value-type="string">
            <text:p text:style-name="Table_20_Contents">33 </text:p>
          </table:table-cell>
          <table:table-cell table:style-name="Таблица1.A1" office:value-type="string">
            <text:p text:style-name="Table_20_Contents">ЭП нет в списке 'Принимать только указанные сертификаты' </text:p>
          </table:table-cell>
        </table:table-row>
        <table:table-row>
          <table:table-cell table:style-name="Таблица1.A1" office:value-type="string">
            <text:p text:style-name="Table_20_Contents">34 </text:p>
          </table:table-cell>
          <table:table-cell table:style-name="Таблица1.A1" office:value-type="string">
            <text:p text:style-name="Table_20_Contents">ЭП отозвана </text:p>
          </table:table-cell>
        </table:table-row>
        <table:table-row>
          <table:table-cell table:style-name="Таблица1.A1" office:value-type="string">
            <text:p text:style-name="Table_20_Contents">35 </text:p>
          </table:table-cell>
          <table:table-cell table:style-name="Таблица1.A1" office:value-type="string">
            <text:p text:style-name="Table_20_Contents">Неверное значение TimeZone в PreparationDateTime </text:p>
          </table:table-cell>
        </table:table-row>
        <table:table-row>
          <table:table-cell table:style-name="Таблица1.A1" office:value-type="string">
            <text:p text:style-name="Table_20_Contents">36 </text:p>
          </table:table-cell>
          <table:table-cell table:style-name="Таблица1.A1" office:value-type="string">
            <text:p text:style-name="Table_20_Contents">Ошибка при дешифровании файла </text:p>
          </table:table-cell>
        </table:table-row>
        <table:table-row>
          <table:table-cell table:style-name="Таблица1.A1" office:value-type="string">
            <text:p text:style-name="Table_20_Contents">37 </text:p>
          </table:table-cell>
          <table:table-cell table:style-name="Таблица1.A1" office:value-type="string">
            <text:p text:style-name="Table_20_Contents">Ошибка при шифровании файла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56:37.677657783</meta:creation-date>
    <dc:date>2018-08-16T14:00:49.165851926</dc:date>
    <meta:editing-duration>PT4M8S</meta:editing-duration>
    <meta:editing-cycles>7</meta:editing-cycles>
    <meta:generator>LibreOffice/5.2.7.2$Linux_X86_64 LibreOffice_project/20m0$Build-2</meta:generator>
    <meta:document-statistic meta:table-count="1" meta:image-count="0" meta:object-count="0" meta:page-count="3" meta:paragraph-count="133" meta:word-count="517" meta:character-count="3762" meta:non-whitespace-character-count="3177"/>
  </office:meta>
</office:document-meta>
</file>